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4264in"/>
    </style:style>
    <style:style style:name="Table1.B" style:family="table-column">
      <style:table-column-properties style:column-width="4.8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061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701in" fo:margin-left="-0.0813in" fo:margin-top="0in" fo:margin-bottom="0in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701in" fo:margin-left="-0.0813in" fo:margin-top="0in" fo:margin-bottom="0in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3.2292in"/>
    </style:style>
    <style:style style:name="Table5.B" style:family="table-column">
      <style:table-column-properties style:column-width="3.02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701in" fo:margin-left="-0.0813in" fo:margin-top="0in" fo:margin-bottom="0in" table:align="left"/>
    </style:style>
    <style:style style:name="Table6.A" style:family="table-column">
      <style:table-column-properties style:column-width="1.567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5in" fo:margin-left="-0.0813in" fo:margin-top="0in" fo:margin-bottom="0in" table:align="left"/>
    </style:style>
    <style:style style:name="Table7.A" style:family="table-column">
      <style:table-column-properties style:column-width="4.3014in"/>
    </style:style>
    <style:style style:name="Table7.B" style:family="table-column">
      <style:table-column-properties style:column-width="1.947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color="#0000ff"/>
    </style:style>
    <style:style style:name="P8" style:family="paragraph" style:parent-style-name="Standard" style:list-style-name="WWNum2">
      <style:paragraph-properties fo:margin-left="1in" fo:margin-right="0in" fo:line-height="100%" fo:text-align="justify" style:justify-single-word="false" fo:orphans="0" fo:widows="0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Heading_20_2" style:list-style-name="WWNum2">
      <style:paragraph-properties fo:margin-left="0.5in" fo:margin-right="0in" fo:margin-top="0.25in" fo:margin-bottom="0.0835in" loext:contextual-spacing="true" fo:text-align="justify" style:justify-single-word="false" fo:text-indent="-0.25in" style:auto-text-indent="false"/>
    </style:style>
    <style:style style:name="P13" style:family="paragraph" style:parent-style-name="Heading_20_2" style:list-style-name="WWNum2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Heading_20_2" style:list-style-name="WWNum2">
      <style:paragraph-properties fo:margin-left="0.5in" fo:margin-right="0in" fo:margin-top="0.25in" fo:margin-bottom="0.0835in" loext:contextual-spacing="false" fo:line-height="115%" fo:text-align="justify" style:justify-single-word="false" fo:keep-together="always" fo:orphans="2" fo:widows="2" fo:text-indent="-0.25in" style:auto-text-indent="false" fo:padding="0in" fo:border="none" fo:keep-with-next="always"/>
    </style:style>
    <style:style style:name="P15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/>
    </style:style>
    <style:style style:name="T3" style:family="text">
      <style:text-properties fo:color="#0000ff"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hqay2jgm4w79"/>Template de Plano de Projeto</text:p>
      <text:p text:style-name="P1"/>
      <text:list xml:id="list21987062545402720" text:style-name="WWNum2">
        <text:list-item>
          <text:p text:style-name="P12"><text:bookmark text:name="_tcglyva17ehb"/><text:span text:style-name="T1">Introdução</text:span></text:p>
        </text:list-item>
      </text:list>
      <text:p text:style-name="P2">Este documento registra o Plano de Projeto de <text:span text:style-name="T2">&lt;Desenvolvimento/Manutenção&gt;</text:span> do Sistema <text:span text:style-name="T2">&lt;Nome do Sistema&gt;</text:span>.</text:p>
      <text:list xml:id="list185761508377797" text:continue-numbering="true" text:style-name="WWNum2">
        <text:list-item>
          <text:p text:style-name="P13"><text:bookmark text:name="_5gq6rl9oxh37"/><text:span text:style-name="T1">Escopo do Projeto</text:span></text:p>
        </text:list-item>
      </text:list>
      <text:p text:style-name="P3">O escopo do projeto delimita o trabalho que deve ser feito ao longo do projeto. Desta forma, a presente seção descreve o escopo do produto, que contém a lista de funcionalidades a serem implementadas no projeto, bem como as restrições do projeto e suas premissas, quando existirem.</text:p>
      <text:p text:style-name="P2"/>
      <text:list xml:id="list185761174758080" text:continue-numbering="true" text:style-name="WWNum2">
        <text:list-item>
          <text:list>
            <text:list-item>
              <text:p text:style-name="P8"><text:span text:style-name="T1">Escopo do Produto</text:span></text:p>
            </text:list-item>
          </text:list>
        </text:list-item>
      </text:list>
      <text:p text:style-name="P6"/>
      <text:p text:style-name="P3">O escopo do produto de software alvo do projeto aqui descrito foi definido por meio de estórias de usuário e armazenado no Backlog do Produto. Contudo, nem todas estórias do Backlog do Produto serão implementadas no presente projeto. Apenas as estórias incluídas no Backlog da Release e, portanto, é este último backlog que de fato delimita o escopo do produto para o projeto corrente. Por fim, a cada iteração do projeto (Sprint), as estórias selecionadas são armazenadas no Backlog do Sprint. A Tabela 1 apresenta os links de acesso para cada um destes backlogs.</text:p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1">Backlog</text:span></text:p>
          </table:table-cell>
          <table:table-cell table:style-name="Table1.A1" office:value-type="string">
            <text:p text:style-name="P3"><text:span text:style-name="T1">Link de acesso</text:span></text:p>
          </table:table-cell>
        </table:table-row>
        <table:table-row table:style-name="Table1.1">
          <table:table-cell table:style-name="Table1.A1" office:value-type="string">
            <text:p text:style-name="P3">Produto</text:p>
          </table:table-cell>
          <table:table-cell table:style-name="Table1.A1" office:value-type="string">
            <text:p text:style-name="P3"><text:span text:style-name="T2">&lt;inserir link para o Backlog do Produto&gt;</text:span></text:p>
          </table:table-cell>
        </table:table-row>
        <table:table-row table:style-name="Table1.1">
          <table:table-cell table:style-name="Table1.A1" office:value-type="string">
            <text:p text:style-name="P3">Release</text:p>
          </table:table-cell>
          <table:table-cell table:style-name="Table1.A1" office:value-type="string">
            <text:p text:style-name="P3"><text:span text:style-name="T2">&lt;inserir link para o Backlog da Release&gt;</text:span></text:p>
          </table:table-cell>
        </table:table-row>
        <table:table-row table:style-name="Table1.1">
          <table:table-cell table:style-name="Table1.A1" office:value-type="string">
            <text:p text:style-name="P3">Sprint</text:p>
          </table:table-cell>
          <table:table-cell table:style-name="Table1.A1" office:value-type="string">
            <text:p text:style-name="P3"><text:span text:style-name="T2">&lt;inserir link para o Backlog do Sprint&gt;</text:span></text:p>
          </table:table-cell>
        </table:table-row>
      </table:table>
      <text:p text:style-name="P4"><text:soft-page-break/><text:span text:style-name="T4">Tabela 1 - Links de acesso para os backlogs associados ao projeto.</text:span></text:p>
      <text:p text:style-name="P3"/>
      <text:p text:style-name="P3">É digno de nota o fato de que qualquer backlog é mutável ao longo do desenvolvimento de um projeto. Desta forma, na iniciação de cada sprint do projeto faz-se necessária uma revisão das estórias contidas em cada um dos backlogs aqui mencionados.</text:p>
      <text:p text:style-name="P3"/>
      <text:p text:style-name="P3"><text:span text:style-name="T2">&lt;Deve ser notado que o texto aqui apresentado pode e deve ser revisto a cada projeto. Pode ser que em um projeto o Backlog da Release seja exatamente igual ao Backlog do Produto, o que torna a desnecessária a diferenciação entre os dois. Nesse caso, o termo “Backlog da Release” deveria ser desconsiderado e retirado do texto.&gt;</text:span></text:p>
      <text:p text:style-name="P6"/>
      <text:list xml:id="list185759713309943" text:continue-numbering="true" text:style-name="WWNum2">
        <text:list-item>
          <text:list>
            <text:list-item>
              <text:p text:style-name="P8"><text:span text:style-name="T1">Restrições e Premissas do Projeto</text:span></text:p>
            </text:list-item>
          </text:list>
        </text:list-item>
      </text:list>
      <text:p text:style-name="P3"/>
      <text:p text:style-name="P3">Nesta seção, na Tabela 2, são descritas as restrições e as premissas do projeto. As restrições documentam qualquer limitação referente a algum compromisso do projeto, que necessariamente deve ser atendida. As premissas, por outro lado, definem condições que devem ser satisfeitas para que o plano de projeto proposto seja realmente exequível.</text:p>
      <text:p text:style-name="P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"><text:span text:style-name="T1">Tipo</text:span></text:p>
          </table:table-cell>
          <table:table-cell table:style-name="Table2.A1" office:value-type="string">
            <text:p text:style-name="P9"><text:span text:style-name="T1">Descrição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&lt;Premissa ou Restrição&gt;</text:span></text:p>
          </table:table-cell>
          <table:table-cell table:style-name="Table2.A1" office:value-type="string">
            <text:p text:style-name="P3"><text:span text:style-name="T2">&lt;Descrever aqui a premissa ou restrição. Usar uma linha para cada premissa e/ou restrição do projeto.&gt;</text:span></text:p>
          </table:table-cell>
        </table:table-row>
      </table:table>
      <text:p text:style-name="P4"><text:soft-page-break/><text:span text:style-name="T4">Tabela 2 - Premissas e restrições do projeto.</text:span></text:p>
      <text:list xml:id="list185761207304055" text:continue-numbering="true" text:style-name="WWNum2">
        <text:list-item>
          <text:p text:style-name="P13"><text:bookmark text:name="_4bmf731rxvj3"/><text:span text:style-name="T1">Equipe e Infraestrutura</text:span></text:p>
        </text:list-item>
      </text:list>
      <text:p text:style-name="P2">No planejamento do projeto, é preciso definir os recursos necessários para sua boa condução. Dentre estes recursos, em projetos de software, destacam-se os recursos humanos. Para o presente projeto, os papéis definidos são descritos na Tabela 3, assim como os responsáveis por executá-los.</text:p>
      <text:p text:style-name="P2"/>
      <table:table table:name="Table3" table:style-name="Table3">
        <table:table-column table:style-name="Table3.A" table:number-columns-repeated="4"/>
        <text:soft-page-break/>
        <table:table-row table:style-name="Table3.1">
          <table:table-cell table:style-name="Table3.A1" office:value-type="string">
            <text:p text:style-name="P10">Papel</text:p>
          </table:table-cell>
          <table:table-cell table:style-name="Table3.A1" office:value-type="string">
            <text:p text:style-name="P10">Responsável</text:p>
          </table:table-cell>
          <table:table-cell table:style-name="Table3.A1" office:value-type="string">
            <text:p text:style-name="P10">Contato</text:p>
          </table:table-cell>
          <table:table-cell table:style-name="Table3.A1" office:value-type="string">
            <text:p text:style-name="P10">Necessidade de treinamento</text:p>
          </table:table-cell>
        </table:table-row>
        <table:table-row table:style-name="Table3.1">
          <table:table-cell table:style-name="Table3.A1" office:value-type="string">
            <text:p text:style-name="P3"><text:span text:style-name="T2">&lt;Nome do papel&gt;</text:span></text:p>
          </table:table-cell>
          <table:table-cell table:style-name="Table3.A1" office:value-type="string">
            <text:p text:style-name="P3"><text:span text:style-name="T2">&lt;Nome completo do responsável&gt;</text:span></text:p>
          </table:table-cell>
          <table:table-cell table:style-name="Table3.A1" office:value-type="string">
            <text:p text:style-name="P3"><text:span text:style-name="T2">&lt;E-mail para contatos oficiais&gt;</text:span></text:p>
          </table:table-cell>
          <table:table-cell table:style-name="Table3.A1" office:value-type="string">
            <text:p text:style-name="P3"><text:span text:style-name="T2">&lt;Indicação de necessidades de treinamento, se houver&gt;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&lt;Nome do papel&gt;</text:span></text:p>
          </table:table-cell>
          <table:table-cell table:style-name="Table3.A1" office:value-type="string">
            <text:p text:style-name="P3"><text:span text:style-name="T2">&lt;Nome completo do responsável&gt;</text:span></text:p>
          </table:table-cell>
          <table:table-cell table:style-name="Table3.A1" office:value-type="string">
            <text:p text:style-name="P3"><text:span text:style-name="T2">&lt;E-mail para contatos oficiais&gt;</text:span></text:p>
          </table:table-cell>
          <table:table-cell table:style-name="Table3.A1" office:value-type="string">
            <text:p text:style-name="P3"><text:span text:style-name="T2">&lt;Indicação de necessidades de treinamento, se houver&gt;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&lt;Nome do papel&gt;</text:span></text:p>
          </table:table-cell>
          <table:table-cell table:style-name="Table3.A1" office:value-type="string">
            <text:p text:style-name="P3"><text:span text:style-name="T2">&lt;Nome completo do responsável&gt;</text:span></text:p>
          </table:table-cell>
          <table:table-cell table:style-name="Table3.A1" office:value-type="string">
            <text:p text:style-name="P3"><text:span text:style-name="T2">&lt;E-mail para contatos oficiais&gt;</text:span></text:p>
          </table:table-cell>
          <table:table-cell table:style-name="Table3.A1" office:value-type="string">
            <text:p text:style-name="P3"><text:span text:style-name="T2">&lt;Indicação de necessidades de treinamento, se houver&gt;</text:span></text:p>
          </table:table-cell>
        </table:table-row>
      </table:table>
      <text:p text:style-name="P4"><text:soft-page-break/><text:span text:style-name="T4">Tabela 3 - Equipe do projeto.</text:span></text:p>
      <text:p text:style-name="P2"/>
      <text:p text:style-name="P3"><text:span text:style-name="T2">&lt;Cada papel necessário para a execução do projeto deve ser atribuído a um dos membros da equipe do projeto. Se um membro for atribuído a um papel para o qual não tem experiência, uma estratégia de treinamento deve ser definida (pode ser a participação em um curso, </text:span><text:span text:style-name="T3">mentoring</text:span><text:span text:style-name="T2"> ou até mesmo estudo pessoal).&gt;</text:span></text:p>
      <text:p text:style-name="P2"/>
      <text:p text:style-name="P2">Por sua vez, os recursos materiais e de infraestrutura para o projeto estão definidos na Tabela 4.</text:p>
      <text:p text:style-name="P2"/>
      <text:p text:style-name="P2"/>
      <table:table table:name="Table4" table:style-name="Table4">
        <table:table-column table:style-name="Table4.A"/>
        <table:table-column table:style-name="Table4.B" table:number-columns-repeated="2"/>
        <text:soft-page-break/>
        <table:table-row table:style-name="Table4.1">
          <table:table-cell table:style-name="Table4.A1" office:value-type="string">
            <text:p text:style-name="P5">Recurso</text:p>
          </table:table-cell>
          <table:table-cell table:style-name="Table4.A1" office:value-type="string">
            <text:p text:style-name="P5">Descrição</text:p>
          </table:table-cell>
          <table:table-cell table:style-name="Table4.A1" office:value-type="string">
            <text:p text:style-name="P5">Quantidade</text:p>
          </table:table-cell>
        </table:table-row>
        <table:table-row table:style-name="Table4.1">
          <table:table-cell table:style-name="Table4.A1" office:value-type="string">
            <text:p text:style-name="P3"><text:span text:style-name="T2">&lt;Nome do recurso&gt;</text:span></text:p>
          </table:table-cell>
          <table:table-cell table:style-name="Table4.A1" office:value-type="string">
            <text:p text:style-name="P3"><text:span text:style-name="T2">&lt;Breve descrição&gt;</text:span></text:p>
          </table:table-cell>
          <table:table-cell table:style-name="Table4.A1" office:value-type="string">
            <text:p text:style-name="P3"><text:span text:style-name="T2">&lt;Quantidade de itens necessários&gt;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&lt;Nome do recurso&gt;</text:span></text:p>
          </table:table-cell>
          <table:table-cell table:style-name="Table4.A1" office:value-type="string">
            <text:p text:style-name="P3"><text:span text:style-name="T2">&lt;Breve descrição&gt;</text:span></text:p>
          </table:table-cell>
          <table:table-cell table:style-name="Table4.A1" office:value-type="string">
            <text:p text:style-name="P3"><text:span text:style-name="T2">&lt;Quantidade de itens necessários&gt;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&lt;Nome do recurso&gt;</text:span></text:p>
          </table:table-cell>
          <table:table-cell table:style-name="Table4.A1" office:value-type="string">
            <text:p text:style-name="P3"><text:span text:style-name="T2">&lt;Breve descrição&gt;</text:span></text:p>
          </table:table-cell>
          <table:table-cell table:style-name="Table4.A1" office:value-type="string">
            <text:p text:style-name="P3"><text:span text:style-name="T2">&lt;Quantidade de itens necessários&gt;</text:span></text:p>
          </table:table-cell>
        </table:table-row>
      </table:table>
      <text:p text:style-name="P4"><text:soft-page-break/><text:span text:style-name="T4">Tabela 4 - Recursos e infraestrutura necessários para o projeto.</text:span></text:p>
      <text:p text:style-name="P2"/>
      <text:list xml:id="list185760429141693" text:continue-numbering="true" text:style-name="WWNum2">
        <text:list-item>
          <text:p text:style-name="P14"><text:bookmark text:name="_1kz5itnint6j"/><text:span text:style-name="T7">Cronograma do Projet</text:span><text:span text:style-name="T1">o</text:span></text:p>
        </text:list-item>
      </text:list>
      <text:p text:style-name="P2">O cronograma deste projeto é definido pelo Quadro de Tarefas do Projeto, que pode ser acessado em <text:span text:style-name="T2">&lt;inserir link para o Quadro de Tarefas&gt;</text:span>.</text:p>
      <text:p text:style-name="P2"/>
      <text:p text:style-name="P3"><text:span text:style-name="T2">&lt;O quadro de tarefas deve ser composto, no mínimo, quatro colunas: tarefas a fazer, tarefas em execução, tarefas finalizadas e tarefas não planejadas. Nesta última coluna, deve ser registrada qualquer tarefa que não tenha sido definida durante a fase de planejamento, mas que teve que ser executada para o cumprimento dos objetivos do Sprint ou do projeto. Exemplo de tarefas deste tipo são ações corretivas definidas em decorrência de problemas detectados durante o acompanhamento do projeto. Além disso, o quadro de tarefas deve ser atualizado diariamente e, por isso, mesmo não deve ser incorporado fisicamente ao plano de projeto.&gt;</text:span></text:p>
      <text:p text:style-name="P2"/>
      <text:p text:style-name="P2">Além disso, os marcos deste projeto são definidos na Tabela 5. A princípio, cada fim de Sprint é um marco do projeto.</text:p>
      <text:p text:style-name="P3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"><text:span text:style-name="T1">Identificador do marco</text:span></text:p>
          </table:table-cell>
          <table:table-cell table:style-name="Table5.A1" office:value-type="string">
            <text:p text:style-name="P3"><text:span text:style-name="T1">Data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&lt;Registrar o identificador do marco&gt;</text:span></text:p>
          </table:table-cell>
          <table:table-cell table:style-name="Table5.A1" office:value-type="string">
            <text:p text:style-name="P3"><text:span text:style-name="T2">&lt;Indicar a data prevista para o alcance do marco&gt;</text:span></text:p>
          </table:table-cell>
        </table:table-row>
      </table:table>
      <text:p text:style-name="P4"><text:soft-page-break/><text:span text:style-name="T4">Tabela 5 - Marcos do projeto.</text:span></text:p>
      <text:list xml:id="list185761004809995" text:continue-numbering="true" text:style-name="WWNum2">
        <text:list-item>
          <text:p text:style-name="P14"><text:bookmark text:name="_sztfx2vnufnd"/><text:span text:style-name="T1">Riscos</text:span></text:p>
        </text:list-item>
      </text:list>
      <text:p text:style-name="P2"/>
      <text:p text:style-name="P2">A lista de riscos do projeto, definida em <text:span text:style-name="T2">&lt;inserir link para a Lista de Riscos do Projeto&gt;</text:span>, inclui o identificador de cada risco, uma breve descrição, sua probabilidade e impacto de ocorrência e sua prioridade de tratamento.</text:p>
      <text:p text:style-name="P2"/>
      <text:p text:style-name="P2">A cada reunião de acompanhamento a lista dos riscos é revista, em especial em busca de riscos anteriormente vislumbrados e que ameaçam o alcance dos objetivos do projeto. Também são revistos as probabilidades e riscos dos já conhecidos.</text:p>
      <text:list xml:id="list185761076783177" text:continue-numbering="true" text:style-name="WWNum2">
        <text:list-item>
          <text:p text:style-name="P14"><text:bookmark text:name="_xqjcoti0d0jx"/><text:span text:style-name="T7">Planejamento de Gerência de Dados</text:span></text:p>
        </text:list-item>
      </text:list>
      <text:p text:style-name="P1">Nesta seção é definida a estrutura do repositório de dados do projeto, disponível em <text:span text:style-name="T2">&lt;inserir link para o repositório centralizado de dados do projeto&gt;</text:span>. </text:p>
      <text:p text:style-name="P1"/>
      <text:p text:style-name="P3"><text:span text:style-name="T2">&lt;Esta seção deve ser complementada com a estrutura planejada para o repositório de dados do projeto, e pelos direitos de acesso de cada membro da equipe a cada artefato do projeto.&gt;</text:span></text:p>
      <text:list xml:id="list185761232192800" text:continue-numbering="true" text:style-name="WWNum2">
        <text:list-item>
          <text:p text:style-name="P14"><text:bookmark text:name="_ojul46ktxxvy"/><text:span text:style-name="T1">Planejamento do Acompanhamento do Projeto</text:span></text:p>
        </text:list-item>
      </text:list>
      <text:p text:style-name="P1">O acompanhamento do projeto será feito essencialmente por meio de três atividades:</text:p>
      <text:list xml:id="list2052163310083341370" text:style-name="WWNum1">
        <text:list-item>
          <text:p text:style-name="P11">Acompanhamento diário (<text:span text:style-name="T8">stand up meetings</text:span> do Scrum) - todos os dias;</text:p>
        </text:list-item>
        <text:list-item>
          <text:p text:style-name="P11">Relato de status periódico - <text:span text:style-name="T2">&lt;informar a periodicidade de produção do relatório de acompanhamento do projeto&gt;</text:span>;</text:p>
        </text:list-item>
        <text:list-item>
          <text:p text:style-name="P11">Acompanhamento em marcos - conforme o planejamento dos marcos definido na Seção 4.</text:p>
        </text:list-item>
      </text:list>
      <text:p text:style-name="P1"/>
      <text:p text:style-name="P1">Além disso, o projeto deve ser replanejado se algum dos critérios definidos a seguir for satisfeito:</text:p>
      <text:p text:style-name="P3"><text:span text:style-name="T2">&lt;Definir aqui a lista de todos critérios de replanejamento para o projeto. Um exemplo de um critério de replanejamento é “A variação entre o esforço planejado e o esforço realizado é superior a 20%”.&gt;</text:span></text:p>
      <text:list xml:id="list185761291838867" text:continue-list="list185761232192800" text:style-name="WWNum2">
        <text:list-item>
          <text:p text:style-name="P14"><text:bookmark text:name="_yw6xaropdejm"/><text:span text:style-name="T1">Planejamento da Comunicação</text:span></text:p>
        </text:list-item>
      </text:list>
      <text:p text:style-name="P1">Nesta seção é descrito o plano de comunicação do projeto, conforme as definições da Tabela 6. Para cada comunicação relevante, o responsável por realizá-la, assim como seu meio e momento de realização são definidos.</text:p>
      <text:p text:style-name="P1"/>
      <table:table table:name="Table6" table:style-name="Table6">
        <table:table-column table:style-name="Table6.A" table:number-columns-repeated="4"/>
        <text:soft-page-break/>
        <table:table-row table:style-name="Table6.1">
          <table:table-cell table:style-name="Table6.A1" office:value-type="string">
            <text:p text:style-name="P10"><text:span text:style-name="T1">Comunicação</text:span></text:p>
          </table:table-cell>
          <table:table-cell table:style-name="Table6.A1" office:value-type="string">
            <text:p text:style-name="P10"><text:span text:style-name="T1">Responsável</text:span></text:p>
          </table:table-cell>
          <table:table-cell table:style-name="Table6.A1" office:value-type="string">
            <text:p text:style-name="P10"><text:span text:style-name="T1">Canal de comunicação</text:span></text:p>
          </table:table-cell>
          <table:table-cell table:style-name="Table6.A1" office:value-type="string">
            <text:p text:style-name="P10"><text:span text:style-name="T1">Momento da comunicação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2">&lt;Identificador da comunicação&gt;</text:span></text:p>
          </table:table-cell>
          <table:table-cell table:style-name="Table6.A1" office:value-type="string">
            <text:p text:style-name="P3"><text:span text:style-name="T2">&lt;Responsável por realizar a comunicação a todos interessados&gt;</text:span></text:p>
          </table:table-cell>
          <table:table-cell table:style-name="Table6.A1" office:value-type="string">
            <text:p text:style-name="P3"><text:span text:style-name="T2">&lt;Meio de comunicação, como e-mail, reunião...&gt;</text:span></text:p>
          </table:table-cell>
          <table:table-cell table:style-name="Table6.A1" office:value-type="string">
            <text:p text:style-name="P3"><text:span text:style-name="T2">&lt;Momento em que a comunicação deve ser feita, como ao fim da criação de um artefato&gt;</text:span></text:p>
          </table:table-cell>
        </table:table-row>
      </table:table>
      <text:p text:style-name="P4"><text:soft-page-break/><text:span text:style-name="T4">Tabela 6 - Plano de comunicação do projeto.</text:span></text:p>
      <text:list xml:id="list185761271032491" text:continue-numbering="true" text:style-name="WWNum2">
        <text:list-item>
          <text:p text:style-name="P14"><text:bookmark text:name="_altl6jchjsz2"/><text:span text:style-name="T1">Análise de Viabilidade e Comprometimento</text:span></text:p>
        </text:list-item>
      </text:list>
      <text:p text:style-name="P1">Nesta seção é feito o registro da análise de viabilidade do projeto. A Tabela 7 contém os aspectos de viabilidade considerados e o resultado da análise para cada um deles.</text:p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0"><text:span text:style-name="T1">Aspecto</text:span></text:p>
          </table:table-cell>
          <table:table-cell table:style-name="Table7.A1" office:value-type="string">
            <text:p text:style-name="P10"><text:span text:style-name="T1">É viável?</text:span></text:p>
          </table:table-cell>
        </table:table-row>
        <table:table-row table:style-name="Table7.1">
          <table:table-cell table:style-name="Table7.A1" office:value-type="string">
            <text:p text:style-name="P10">Técnico</text:p>
          </table:table-cell>
          <table:table-cell table:style-name="Table7.A1" office:value-type="string">
            <text:p text:style-name="P3"><text:span text:style-name="T2">&lt;Sim ou não&gt;</text:span></text:p>
          </table:table-cell>
        </table:table-row>
        <table:table-row table:style-name="Table7.1">
          <table:table-cell table:style-name="Table7.A1" office:value-type="string">
            <text:p text:style-name="P10">Comercial</text:p>
          </table:table-cell>
          <table:table-cell table:style-name="Table7.A1" office:value-type="string">
            <text:p text:style-name="P3"><text:span text:style-name="T2">&lt;Sim ou não&gt;</text:span></text:p>
          </table:table-cell>
        </table:table-row>
        <table:table-row table:style-name="Table7.1">
          <table:table-cell table:style-name="Table7.A1" office:value-type="string">
            <text:p text:style-name="P10">Legal</text:p>
          </table:table-cell>
          <table:table-cell table:style-name="Table7.A1" office:value-type="string">
            <text:p text:style-name="P3"><text:span text:style-name="T2">&lt;Sim ou não&gt;</text:span></text:p>
          </table:table-cell>
        </table:table-row>
      </table:table>
      <text:p text:style-name="P4"><text:soft-page-break/><text:span text:style-name="T4">Tabela 7 - Análise de viabilidade do projeto.</text:span></text:p>
      <text:p text:style-name="P1"/>
      <text:p text:style-name="P3"><text:span text:style-name="T2">&lt;O aspecto técnico diz respeito a viabilidade de executar o projeto pois há tecnologia para fazê-lo e a equipe do projeto a domina, ou tem a possibilidade de dominá-la se o plano de projeto for implementado adequadamente. Além disso, também considera se é factível executar o plano dadas eventuais restrições de tempo e de recursos.</text:span></text:p>
      <text:p text:style-name="P7"/>
      <text:p text:style-name="P3"><text:span text:style-name="T2">O aspecto comercial diz respeito ao valor do produto para a sociedade ou para a comunidade de usuários em potencial. Em outras palavras: o produto tem a possibilidade de ser utilizado em ambientes reais, gerando algum valor para seus usuários?</text:span></text:p>
      <text:p text:style-name="P7"/>
      <text:p text:style-name="P3"><text:span text:style-name="T2">Finalmente, em relação ao aspecto legal deve ser ponderado se alguma funcionalidade do produto fere alguma lei ou regulamento. &gt;</text:span></text:p>
      <text:p text:style-name="P7"/>
      <text:p text:style-name="P1">Diante do exposto nesta seção, o presente projeto é considerado<text:span text:style-name="T2"> &lt;viável ou inviável&gt;</text:span>. Por estar de acordo, todos os membros do projeto consideram, portanto, o plano aqui descrito <text:span text:style-name="T2">&lt;aprovado ou reprovado&gt;</text:span>.</text:p>
      <text:p text:style-name="P1"/>
      <text:p text:style-name="P3"><text:span text:style-name="T2">&lt;Caso o plano seja aprovado, o registro da aprovação deve ser obtido via assinatura do próprio plano, de uma ata de reunião em que tenha sido revisado o plano ou via obtenção de consentimento por e-mail. Todos os membros do projeto devem ter a oportunidade de revisar e analisar o plano e indicar se o aprovam ou não.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15" meta:paragraph-count="108" meta:word-count="1390" meta:character-count="8566" meta:non-whitespace-character-count="7297"/>
    <meta:generator>LibreOfficeDev/5.1.0.3$Linux_X86_64 LibreOffice_project/</meta:generator>
  </office:meta>
</office:document-meta>
</file>